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Überschrift_20_2">
      <style:text-properties fo:language="pl" fo:country="PL"/>
    </style:style>
    <style:style style:name="P21" style:family="paragraph" style:parent-style-name="Überschrift_20_2">
      <style:text-properties style:font-name="Calibri"/>
    </style:style>
    <style:style style:name="P22" style:family="paragraph" style:parent-style-name="Überschrift_20_2">
      <style:text-properties style:font-name="Calibri" fo:language="pl" fo:country="PL"/>
    </style:style>
    <style:style style:name="P23" style:family="paragraph" style:parent-style-name="Heading" style:master-page-name="MP0">
      <style:paragraph-properties style:page-number="auto" fo:break-before="page"/>
      <style:text-properties fo:language="pl" fo:country="PL"/>
    </style:style>
    <style:style style:name="P24" style:family="paragraph" style:parent-style-name="Dialog" style:list-style-name="L1"/>
    <style:style style:name="P25" style:family="paragraph" style:parent-style-name="Dialog" style:list-style-name="L1">
      <style:text-properties style:font-name="Calibri1"/>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1">
      <style:text-properties style:font-name="Calibri"/>
    </style:style>
    <style:style style:name="P30" style:family="paragraph" style:parent-style-name="Dialog" style:list-style-name="L2">
      <style:paragraph-properties fo:orphans="2" fo:widows="2"/>
      <style:text-properties fo:language="pl" fo:country="PL"/>
    </style:style>
    <style:style style:name="P31" style:family="paragraph" style:parent-style-name="Dialog" style:list-style-name="L4">
      <style:text-properties fo:background-color="transparent"/>
    </style:style>
    <style:style style:name="P32" style:family="paragraph" style:parent-style-name="Dialog" style:list-style-name="L6"/>
    <style:style style:name="P33" style:family="paragraph" style:parent-style-name="Dialog" style:list-style-name="L7"/>
    <style:style style:name="P34" style:family="paragraph" style:parent-style-name="Text_20_body" style:list-style-name="L1">
      <style:text-properties fo:language="pl" fo:country="PL"/>
    </style:style>
    <style:style style:name="P35"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style:style style:name="T20" style:family="text">
      <style:text-properties style:font-name="Calibri1"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ynastia Sobieskich – tom II, „Pola Chwały”</text:p>
      <text:h text:style-name="P20"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0"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3801129098446552936" text:style-name="L1">
        <text:list-item>
          <text:p text:style-name="P24"><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4"><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4"><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4"><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4"><text:soft-page-break/><text:span text:style-name="T12">Tak, ale dalej na wsch</text:span><text:span text:style-name="T5">ó</text:span><text:span text:style-name="T12">d od Lwowa miejsc bezpiecznych nie ma.</text:span></text:p>
        </text:list-item>
        <text:list-item>
          <text:p text:style-name="P24"><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4"><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4"><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4"><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4"><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4"><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5">Właśnie, po ostatnich tatarskich oblężeniach, co i nawet okupować się musieli, za króla poprzedniego – wtrącił wojewoda.</text:p>
        </text:list-item>
        <text:list-item>
          <text:p text:style-name="P24"><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4"><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4"><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40671720" text:continue-numbering="true" text:style-name="L1">
        <text:list-item>
          <text:p text:style-name="P29">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4"><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2"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2"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21"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text:span><text:span text:style-name="T5">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8970100138100463443" text:style-name="L2">
        <text:list-header>
          <text:p text:style-name="P30">-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text:span><text:span text:style-name="T5">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6044519025805041002" text:style-name="L3">
        <text:list-header>
          <text:p text:style-name="P26"><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text:soft-page-break/>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8403686564506435846" text:style-name="L4">
        <text:list-header>
          <text:p text:style-name="P31">-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7"><text:soft-page-break/>-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text:soft-page-break/>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text:span><text:soft-page-break/><text:span text:style-name="T5">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text:soft-page-break/>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4709074930209712645" text:style-name="L5">
        <text:list-item>
          <text:p text:style-name="P28">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7020193530867539070" text:style-name="L6">
        <text:list-item>
          <text:p text:style-name="P32">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2">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2"><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2"><text:soft-page-break/><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2"><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2"><text:span text:style-name="T12">Bez Podola szlachta pokoju nie zechce...</text:span></text:p>
        </text:list-item>
        <text:list-item>
          <text:p text:style-name="P32"><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2"><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2"><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2"><text:span text:style-name="T12">Handel przez Dzikie Pola?</text:span></text:p>
        </text:list-item>
        <text:list-item>
          <text:p text:style-name="P32"><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2951971865003841061" text:style-name="L7">
        <text:list-item>
          <text:p text:style-name="P33"><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5"><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3"><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3"><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podchwycił – piechoty potrzebuję. Statki na </text:span><text:span text:style-name="T9">Dniestrze</text:span><text:span text:style-name="T5"> zbudować trzeba...</text:span></text:p>
        </text:list-item>
        <text:list-item>
          <text:p text:style-name="P33"><text:span text:style-name="T5">Poradzisz sobie. Na wojnę z Cesarzem i Elektorem, jak tuszę, piechoty nowe zaciągnąć trzeba będzie – tu spojrzał na Sieniawskiego i Kątskiego – i Kraków opatrzyć. Na to będą pieniądze francuskie. Ale tymczasem, co jeszcze z Turkami omawiać będziemy i kiedy? </text:span></text:p>
        </text:list-item>
      </text:list>
      <text:p text:style-name="P8">Zawarcie rozejmu</text:p>
      <text:p text:style-name="P8">Gromienie Kozaków</text:p>
      <text:p text:style-name="P8"/>
      <text:p text:style-name="P8"/>
      <text:p text:style-name="P8"/>
      <text:p text:style-name="P5"/>
      <text:p text:style-name="P3"/>
      <text:p text:style-name="P3"/>
      <text:p text:style-name="P3"><text:soft-page-break/><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1-16T20:47:52.16</dc:date>
    <meta:editing-cycles>1067</meta:editing-cycles>
    <meta:editing-duration>PT21H34M15S</meta:editing-duration>
    <meta:document-statistic meta:table-count="0" meta:image-count="0" meta:object-count="0" meta:page-count="29" meta:paragraph-count="264" meta:word-count="14686" meta:character-count="9961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